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3fb7" officeooo:paragraph-rsid="001d79e5"/>
    </style:style>
    <style:style style:name="P2" style:family="paragraph" style:parent-style-name="Standard">
      <style:text-properties officeooo:rsid="001c3fb7" officeooo:paragraph-rsid="001ef7d6"/>
    </style:style>
    <style:style style:name="P3" style:family="paragraph" style:parent-style-name="Standard">
      <style:text-properties officeooo:rsid="001c3fb7" officeooo:paragraph-rsid="001f0fb3"/>
    </style:style>
    <style:style style:name="P4" style:family="paragraph" style:parent-style-name="Standard">
      <style:text-properties officeooo:rsid="001c3fb7" officeooo:paragraph-rsid="001fc47a"/>
    </style:style>
    <style:style style:name="P5" style:family="paragraph" style:parent-style-name="Standard">
      <style:text-properties officeooo:rsid="001c3fb7" officeooo:paragraph-rsid="002176e8"/>
    </style:style>
    <style:style style:name="P6" style:family="paragraph" style:parent-style-name="Standard">
      <style:text-properties fo:font-weight="normal" officeooo:rsid="001c3fb7" officeooo:paragraph-rsid="001d79e5" style:font-weight-asian="normal" style:font-weight-complex="normal"/>
    </style:style>
    <style:style style:name="P7" style:family="paragraph" style:parent-style-name="Standard">
      <style:text-properties fo:font-weight="normal" officeooo:rsid="001c3fb7" officeooo:paragraph-rsid="001ef7d6" style:font-weight-asian="normal" style:font-weight-complex="normal"/>
    </style:style>
    <style:style style:name="P8" style:family="paragraph" style:parent-style-name="Standard">
      <style:text-properties fo:font-weight="normal" officeooo:rsid="001c3fb7" officeooo:paragraph-rsid="001fc47a" style:font-weight-asian="normal" style:font-weight-complex="normal"/>
    </style:style>
    <style:style style:name="P9" style:family="paragraph" style:parent-style-name="Standard">
      <style:text-properties fo:font-weight="normal" officeooo:rsid="001c3fb7" officeooo:paragraph-rsid="002176e8" style:font-weight-asian="normal" style:font-weight-complex="normal"/>
    </style:style>
    <style:style style:name="P10" style:family="paragraph" style:parent-style-name="Standard">
      <style:text-properties fo:font-weight="normal" officeooo:rsid="001c3fb7" officeooo:paragraph-rsid="00233769" style:font-weight-asian="normal" style:font-weight-complex="normal"/>
    </style:style>
    <style:style style:name="P11" style:family="paragraph" style:parent-style-name="Standard">
      <style:text-properties fo:font-weight="normal" officeooo:rsid="002176e8" officeooo:paragraph-rsid="002176e8" style:font-weight-asian="normal" style:font-weight-complex="normal"/>
    </style:style>
    <style:style style:name="P12" style:family="paragraph" style:parent-style-name="Standard">
      <style:text-properties fo:font-weight="normal" officeooo:rsid="002176e8" officeooo:paragraph-rsid="001fc47a" style:font-weight-asian="normal" style:font-weight-complex="normal"/>
    </style:style>
    <style:style style:name="P13" style:family="paragraph" style:parent-style-name="Standard">
      <style:text-properties fo:font-weight="normal" officeooo:rsid="00233769" officeooo:paragraph-rsid="00233769" style:font-weight-asian="normal" style:font-weight-complex="normal"/>
    </style:style>
    <style:style style:name="P14" style:family="paragraph" style:parent-style-name="Standard">
      <style:paragraph-properties fo:margin-top="0cm" fo:margin-bottom="0cm" loext:contextual-spacing="true" fo:text-align="start" style:justify-single-word="false"/>
      <style:text-properties officeooo:rsid="001c3fb7" officeooo:paragraph-rsid="001ef7d6"/>
    </style:style>
    <style:style style:name="P15" style:family="paragraph" style:parent-style-name="Standard">
      <style:paragraph-properties fo:margin-top="0cm" fo:margin-bottom="0cm" loext:contextual-spacing="true" fo:text-align="start" style:justify-single-word="false"/>
      <style:text-properties officeooo:rsid="001c3fb7" officeooo:paragraph-rsid="001f0fb3"/>
    </style:style>
    <style:style style:name="P16" style:family="paragraph" style:parent-style-name="Preformatted_20_Text">
      <style:text-properties fo:font-weight="normal" officeooo:rsid="00233769" officeooo:paragraph-rsid="00233769" style:font-weight-asian="normal" style:font-weight-complex="normal"/>
    </style:style>
    <style:style style:name="P17" style:family="paragraph" style:parent-style-name="Preformatted_20_Text">
      <style:text-properties fo:font-weight="normal" officeooo:rsid="00233769" officeooo:paragraph-rsid="00283202" style:font-weight-asian="normal" style:font-weight-complex="normal"/>
    </style:style>
    <style:style style:name="P18" style:family="paragraph" style:parent-style-name="Preformatted_20_Text">
      <style:text-properties officeooo:rsid="001fc47a" officeooo:paragraph-rsid="0026fd85"/>
    </style:style>
    <style:style style:name="P19" style:family="paragraph" style:parent-style-name="Preformatted_20_Text">
      <style:text-properties officeooo:paragraph-rsid="0026fd85"/>
    </style:style>
    <style:style style:name="P20" style:family="paragraph" style:parent-style-name="Preformatted_20_Text">
      <style:text-properties officeooo:paragraph-rsid="00283202"/>
    </style:style>
    <style:style style:name="P21" style:family="paragraph" style:parent-style-name="Preformatted_20_Text">
      <style:paragraph-properties fo:margin-top="0cm" fo:margin-bottom="0.499cm" loext:contextual-spacing="false"/>
    </style:style>
    <style:style style:name="P22" style:family="paragraph" style:parent-style-name="Preformatted_20_Text">
      <style:paragraph-properties fo:margin-top="0cm" fo:margin-bottom="0.499cm" loext:contextual-spacing="false"/>
      <style:text-properties fo:font-weight="normal" officeooo:rsid="00283202" officeooo:paragraph-rsid="00283202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officeooo:rsid="001ef7d6"/>
    </style:style>
    <style:style style:name="T3" style:family="text">
      <style:text-properties officeooo:rsid="001f0fb3"/>
    </style:style>
    <style:style style:name="T4" style:family="text">
      <style:text-properties fo:color="#ff4000"/>
    </style:style>
    <style:style style:name="T5" style:family="text">
      <style:text-properties fo:color="#ff4000" officeooo:rsid="001f0fb3" fo:background-color="transparent" loext:char-shading-value="0"/>
    </style:style>
    <style:style style:name="T6" style:family="text">
      <style:text-properties fo:color="#ff4000" fo:font-weight="normal" officeooo:rsid="001f0fb3" style:font-weight-asian="normal" style:font-weight-complex="normal"/>
    </style:style>
    <style:style style:name="T7" style:family="text">
      <style:text-properties fo:color="#069a2e"/>
    </style:style>
    <style:style style:name="T8" style:family="text">
      <style:text-properties fo:color="#069a2e" officeooo:rsid="001f0fb3"/>
    </style:style>
    <style:style style:name="T9" style:family="text">
      <style:text-properties officeooo:rsid="001fc47a"/>
    </style:style>
    <style:style style:name="T10" style:family="text">
      <style:text-properties fo:font-size="10pt" officeooo:rsid="001fc47a" style:font-size-asian="8.75pt" style:font-size-complex="10pt"/>
    </style:style>
    <style:style style:name="T11" style:family="text">
      <style:text-properties fo:font-size="10pt" officeooo:rsid="002176e8" style:font-size-asian="8.75pt" style:font-size-complex="10pt"/>
    </style:style>
    <style:style style:name="T12" style:family="text">
      <style:text-properties fo:color="#ce181e"/>
    </style:style>
    <style:style style:name="T13" style:family="text">
      <style:text-properties fo:color="#3faf46"/>
    </style:style>
    <style:style style:name="T14" style:family="text">
      <style:text-properties officeooo:rsid="00233769"/>
    </style:style>
    <style:style style:name="T15" style:family="text">
      <style:text-properties officeooo:rsid="0028aa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E 1.01 PseudoCode ~</text:p>
      <text:p text:style-name="P1"/>
      <text:p text:style-name="P1"/>
      <text:p text:style-name="P1">Grille puissance 4 début de partie : <text:span text:style-name="T10">(couleur verte sur le document mais sera jaune dans la console)</text:span></text:p>
      <text:p text:style-name="P1"/>
      <text:p text:style-name="P19"><text:s text:c="3"/>___ <text:s/>__ <text:s/>_________________ <text:s text:c="2"/>_ <text:s/>___________ <text:s/>____</text:p>
      <text:p text:style-name="P19"><text:s text:c="2"/>/ _ \/ / / / <text:s/>_/ __/ __/ _ | / |/ / ___/ __/ / / /</text:p>
      <text:p text:style-name="P19"><text:s/>/ ___/ /_/ // /_\ \_\ \/ __ |/ <text:s text:c="3"/>/ /__/ _/ <text:s/>/_ <text:s/>_/</text:p>
      <text:p text:style-name="P18">/_/ <text:s text:c="2"/>\____/___/___/___/_/ |_/_/|_/\___/___/ <text:s text:c="2"/>/_/ <text:s/></text:p>
      <text:p text:style-name="P1"/>
      <text:p text:style-name="P2">Quelle est votre nom Joueur 1 :</text:p>
      <text:p text:style-name="P2">Quelle est votre nom Joueur 2 :</text:p>
      <text:p text:style-name="P2"/>
      <text:p text:style-name="P3"><text:s text:c="2"/><text:span text:style-name="T3">1 <text:s text:c="5"/>2 <text:s text:c="5"/>3 <text:s text:c="4"/>4 <text:s text:c="5"/>5 <text:s text:c="4"/>6 <text:s text:c="5"/>7</text:span></text:p>
      <text:p text:style-name="P3">}-------------------------------------{</text:p>
      <text:p text:style-name="P15">[ # ] [ # ] [ # ] [ # ] [ # ] [ # ] [ # ]</text:p>
      <text:p text:style-name="P3">[ # ] [ # ] [ # ] [ # ] [ # ] [ # ] [ # ]</text:p>
      <text:p text:style-name="P3">[ # ] [ # ] [ # ] [ # ] [ # ] [ # ] [ # ]</text:p>
      <text:p text:style-name="P3">[ # ] [ # ] [ # ] [ # ] [ # ] [ # ] [ # ]</text:p>
      <text:p text:style-name="P3">[ # ] [ # ] [ # ] [ # ] [ # ] [ # ] [ # ]</text:p>
      <text:p text:style-name="P15">[ # ] [ <text:span text:style-name="T3">#</text:span> ] [ # ] [ # ] [ # ] [ # ] [ # ]</text:p>
      <text:p text:style-name="P1">}-------------------------------------{</text:p>
      <text:p text:style-name="P1"/>
      <text:p text:style-name="P1">Où voulez-vo<text:span text:style-name="T2">us </text:span>mettre votre piont nom_j1 : </text:p>
      <text:p text:style-name="P1"/>
      <text:p text:style-name="P3"><text:s text:c="2"/><text:span text:style-name="T3">1 <text:s text:c="5"/>2 <text:s text:c="5"/>3 <text:s text:c="4"/>4 <text:s text:c="5"/>5 <text:s text:c="4"/>6 <text:s text:c="5"/>7</text:span></text:p>
      <text:p text:style-name="P2">}-------------------------------------{</text:p>
      <text:p text:style-name="P14">[ # ] [ # ] [ # ] [ # ] [ # ] [ # ] [ # ]</text:p>
      <text:p text:style-name="P2">[ # ] [ # ] [ # ] [ # ] [ # ] [ # ] [ # ]</text:p>
      <text:p text:style-name="P2">[ # ] [ # ] [ # ] [ # ] [ # ] [ # ] [ # ]</text:p>
      <text:p text:style-name="P2">[ # ] [ # ] [ # ] [ # ] [ # ] [ # ] [ # ]</text:p>
      <text:p text:style-name="P2">[ # ] [ # ] [ # ] [ # ] [ # ] [ # ] [ # ]</text:p>
      <text:p text:style-name="P2">[ # ] [ <text:span text:style-name="T5">#</text:span> ] [ # ] [ # ] [ # ] [ # ] [ # ]</text:p>
      <text:p text:style-name="P2">}-------------------------------------{</text:p>
      <text:p text:style-name="P1"/>
      <text:p text:style-name="P2">Où voulez-vo<text:span text:style-name="T2">us</text:span> mettre votre piont nom_j2 :</text:p>
      <text:p text:style-name="P1"/>
      <text:p text:style-name="P3"><text:s text:c="2"/><text:span text:style-name="T3">1 <text:s text:c="5"/>2 <text:s text:c="5"/>3 <text:s text:c="4"/>4 <text:s text:c="5"/>5 <text:s text:c="4"/>6 <text:s text:c="5"/>7</text:span></text:p>
      <text:p text:style-name="P2">}-------------------------------------{</text:p>
      <text:p text:style-name="P14">[ # ] [ # ] [ # ] [ # ] [ # ] [ # ] [ # ]</text:p>
      <text:p text:style-name="P2">[ # ] [ # ] [ # ] [ # ] [ # ] [ # ] [ # ]</text:p>
      <text:p text:style-name="P2">[ # ] [ # ] [ # ] [ # ] [ # ] [ # ] [ # ]</text:p>
      <text:p text:style-name="P2">[ # ] [ # ] [ # ] [ # ] [ # ] [ # ] [ # ]</text:p>
      <text:p text:style-name="P2">[ # ] [ # ] [ # ] [ # ] [ # ] [ # ] [ # ]</text:p>
      <text:p text:style-name="P2">[ # ] [ <text:span text:style-name="T6">#</text:span> ] [ # ] [ # ] [ <text:span text:style-name="T8">#</text:span><text:span text:style-name="T3"> </text:span>] [ # ] [ # ]</text:p>
      <text:p text:style-name="P2">}-------------------------------------{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1">Grille puissance 4 milleu de partie :</text:p>
      <text:p text:style-name="P1"/>
      <text:p text:style-name="P3"><text:s text:c="2"/><text:span text:style-name="T3">1 <text:s text:c="5"/>2 <text:s text:c="5"/>3 <text:s text:c="4"/>4 <text:s text:c="5"/>5 <text:s text:c="4"/>6 <text:s text:c="5"/>7</text:span></text:p>
      <text:p text:style-name="P2">}-------------------------------------{</text:p>
      <text:p text:style-name="P6">[ # ] [ # ] [ # ] [ # ] [ # ] [ # ] [ # ]</text:p>
      <text:p text:style-name="P6">[ # ] [ # ] [ # ] [ # ] [ # ] [ # ] [ # ]</text:p>
      <text:p text:style-name="P6">[ # ] [ # ] [ # ] [ # ] [ # ] [ # ] [ # ]</text:p>
      <text:p text:style-name="P6">[ # ] [ # ] [ # ] [ # ] [ # ] [ # ] [ # ]</text:p>
      <text:p text:style-name="P6">[ # ] [ <text:span text:style-name="T4">#</text:span> ] [ <text:span text:style-name="T7">#</text:span> ] [ <text:span text:style-name="T4">#</text:span> ] [ <text:span text:style-name="T7">#</text:span> ] [ # ] [ # ]</text:p>
      <text:p text:style-name="P6">[ <text:span text:style-name="T7">#</text:span> ] [ <text:span text:style-name="T4">#</text:span> ] [ <text:span text:style-name="T4">#</text:span> ] [ <text:span text:style-name="T4">#</text:span> ] [ <text:span text:style-name="T7">#</text:span> ] [ <text:span text:style-name="T7">#</text:span> ] [ <text:span text:style-name="T1">#</text:span> ]</text:p>
      <text:p text:style-name="P7">}-------------------------------------{</text:p>
      <text:p text:style-name="P1"/>
      <text:p text:style-name="P1">Grille puissance 4 fin de partie :</text:p>
      <text:p text:style-name="P1"/>
      <text:p text:style-name="P1"><text:tab/><text:span text:style-name="T9">Cas d’égalié : </text:span><text:span text:style-name="T11">( si jamais cela arrive )</text:span></text:p>
      <text:p text:style-name="P1"/>
      <text:p text:style-name="P4"><text:s text:c="2"/><text:span text:style-name="T3">1 <text:s text:c="5"/>2 <text:s text:c="5"/>3 <text:s text:c="4"/>4 <text:s text:c="5"/>5 <text:s text:c="4"/>6 <text:s text:c="5"/>7</text:span></text:p>
      <text:p text:style-name="P4">}-------------------------------------{</text:p>
      <text:p text:style-name="P8">[ # ] [ # ] [ # ] [ # ] [ # ] [ # ] [ # ]</text:p>
      <text:p text:style-name="P8">[ # ] [ # ] [ # ] [ # ] [ # ] [ # ] [ # ]</text:p>
      <text:p text:style-name="P8">[ # ] [ # ] [ # ] [ # ] [ # ] [ # ] [ # ]</text:p>
      <text:p text:style-name="P8">[ # ] [ # ] [ # ] [ # ] [ # ] [ # ] [ # ]</text:p>
      <text:p text:style-name="P8">[ # ] [ <text:span text:style-name="T4">#</text:span> ] [ <text:span text:style-name="T7">#</text:span> ] [ <text:span text:style-name="T4">#</text:span> ] [ <text:span text:style-name="T7">#</text:span> ] [ # ] [ # ]</text:p>
      <text:p text:style-name="P8">[ <text:span text:style-name="T7">#</text:span> ] [ <text:span text:style-name="T4">#</text:span> ] [ <text:span text:style-name="T4">#</text:span> ] [ <text:span text:style-name="T4">#</text:span> ] [ <text:span text:style-name="T7">#</text:span> ] [ <text:span text:style-name="T7">#</text:span> ] [ <text:span text:style-name="T1">#</text:span> ]</text:p>
      <text:p text:style-name="P8">}-------------------------------------{</text:p>
      <text:p text:style-name="P12"/>
      <text:p text:style-name="P11"><text:tab/>Cas victoire :</text:p>
      <text:p text:style-name="P11"/>
      <text:p text:style-name="P5"><text:s text:c="2"/><text:span text:style-name="T3">1 <text:s text:c="5"/>2 <text:s text:c="5"/>3 <text:s text:c="4"/>4 <text:s text:c="5"/>5 <text:s text:c="4"/>6 <text:s text:c="5"/>7</text:span></text:p>
      <text:p text:style-name="P5">}-------------------------------------{</text:p>
      <text:p text:style-name="P9">[ # ] [ # ] [ # ] [ # ] [ # ] [ # ] [ # ]</text:p>
      <text:p text:style-name="P9">[ # ] [ # ] [ # ] [ # ] [ # ] [ # ] [ # ]</text:p>
      <text:p text:style-name="P9">[ # ] [ <text:span text:style-name="T12">#</text:span> ] [ # ] [ # ] [ # ] [ # ] [ # ]</text:p>
      <text:p text:style-name="P9">[ # ] [ <text:span text:style-name="T12">#</text:span> ] [ <text:span text:style-name="T13">#</text:span> ] [ <text:span text:style-name="T13">#</text:span> ] [ # ] [ # ] [ # ]</text:p>
      <text:p text:style-name="P9">[ # ] [ <text:span text:style-name="T4">#</text:span> ] [ <text:span text:style-name="T7">#</text:span> ] [ <text:span text:style-name="T4">#</text:span> ] [ <text:span text:style-name="T7">#</text:span> ] [ # ] [ # ]</text:p>
      <text:p text:style-name="P9">[ <text:span text:style-name="T7">#</text:span> ] [ <text:span text:style-name="T4">#</text:span> ] [ <text:span text:style-name="T4">#</text:span> ] [ <text:span text:style-name="T4">#</text:span> ] [ <text:span text:style-name="T7">#</text:span> ] [ <text:span text:style-name="T7">#</text:span> ] [ <text:span text:style-name="T1">#</text:span> ]</text:p>
      <text:p text:style-name="P9">}-------------------------------------{</text:p>
      <text:p text:style-name="P17">___ <text:s text:c="3"/>_______________________________________________________</text:p>
      <text:p text:style-name="P20">__ | <text:s/>/ /___ <text:s/>_/_ <text:s/>____/__ <text:s/>__/_ <text:s/>__ \___ <text:s/>_/__ <text:s/>__ \__ <text:s/>____/</text:p>
      <text:p text:style-name="P20">__ | / / __ <text:s/>/ _ <text:s/>/ <text:s text:c="3"/>__ <text:s/>/ <text:s/>_ <text:s/>/ / /__ <text:s/>/ __ <text:s/>/_/ /_ <text:s/>__/ <text:s text:c="2"/></text:p>
      <text:p text:style-name="P20">__ |/ / __/ / <text:s/>/ /___ <text:s/>_ <text:s/>/ <text:s text:c="2"/>/ /_/ /__/ / <text:s/>_ <text:s/>_, _/_ <text:s/>/___ <text:s text:c="2"/></text:p>
      <text:p text:style-name="P20">_____/ <text:s/>/___/ <text:s/>\____/ <text:s/>/_/ <text:s text:c="3"/>\____/ /___/ <text:s/>/_/ |_| /_____/ <text:s text:c="2"/></text:p>
      <text:p text:style-name="P22">Bravo nom_j1 <text:span text:style-name="T15">ou nom_j2 </text:span>pour cette partie incroyable </text:p>
      <text:p text:style-name="P11"/>
      <text:p text:style-name="P11"/>
      <text:p text:style-name="P13"/>
      <text:p text:style-name="P13"/>
      <text:p text:style-name="P13"/>
      <text:p text:style-name="P13"><text:soft-page-break/></text:p>
      <text:p text:style-name="P13">Cas mauvaise entrée :</text:p>
      <text:p text:style-name="P13"/>
      <text:p text:style-name="P13">Chiffre trop grand :</text:p>
      <text:p text:style-name="P13"/>
      <text:p text:style-name="P10"><text:tab/>Où voulez-vo<text:span text:style-name="T2">us </text:span>mettre votre piont nom_j1 : <text:span text:style-name="T14">8</text:span></text:p>
      <text:p text:style-name="P13"><text:tab/>ERREUR ressayer : </text:p>
      <text:p text:style-name="P13"/>
      <text:p text:style-name="P13">Chiffre trop petit:</text:p>
      <text:p text:style-name="P13"/>
      <text:p text:style-name="P10"><text:tab/>Où voulez-vo<text:span text:style-name="T2">us </text:span>mettre votre piont nom_j1 : <text:span text:style-name="T14">0</text:span></text:p>
      <text:p text:style-name="P13"><text:tab/>ERREUR ressayer : </text:p>
      <text:p text:style-name="P13"/>
      <text:p text:style-name="P13">Chiffre négatif:</text:p>
      <text:p text:style-name="P13"/>
      <text:p text:style-name="P10"><text:tab/>Où voulez-vo<text:span text:style-name="T2">us </text:span>mettre votre piont nom_j1 : -<text:span text:style-name="T14">2</text:span></text:p>
      <text:p text:style-name="P13"><text:tab/>ERREUR ressayer : </text:p>
      <text:p text:style-name="P13"/>
      <text:p text:style-name="P13">Caractère :</text:p>
      <text:p text:style-name="P13"/>
      <text:p text:style-name="P10"><text:tab/>Où voulez-vo<text:span text:style-name="T2">us </text:span>mettre votre piont nom_j1 : <text:span text:style-name="T14">a</text:span></text:p>
      <text:p text:style-name="P13"><text:tab/>ERREUR ressayer : </text:p>
      <text:p text:style-name="P13"/>
      <text:p text:style-name="P13"/>
      <text:p text:style-name="Preformatted_20_Text"/>
      <text:p text:style-name="P21"><text:s text:c="52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0T13:40:02.626106293</meta:creation-date>
    <dc:date>2022-10-17T13:45:37.526008994</dc:date>
    <meta:editing-duration>PT41M18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3" meta:paragraph-count="88" meta:word-count="1068" meta:character-count="3563" meta:non-whitespace-character-count="2276"/>
  </office:meta>
</office:document-meta>
</file>